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fo:font-size="72pt" style:font-size-asian="72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48pt" style:font-size-asian="42pt" style:font-size-complex="48pt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60pt" style:font-size-asian="60pt" style:font-size-complex="6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he Yale School of Architecture</text:span> Online Directory</text:p>
      <text:p text:style-name="P3"/>
      <text:p text:style-name="P3"/>
      <text:p text:style-name="P3">User's Guid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</text:index-body>
      </text:table-of-content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McMorran</meta:initial-creator>
    <meta:creation-date>2011-10-07T12:16:32</meta:creation-date>
    <dc:date>2011-10-07T13:07:57</dc:date>
    <dc:creator>Patrick McMorran</dc:creator>
    <meta:editing-duration>PT36M15S</meta:editing-duration>
    <meta:editing-cycles>2</meta:editing-cycles>
    <meta:generator>LibreOffice/3.4$Unix LibreOffice_project/340m1$Build-302</meta:generator>
    <meta:document-statistic meta:table-count="0" meta:image-count="0" meta:object-count="0" meta:page-count="3" meta:paragraph-count="3" meta:word-count="12" meta:character-count="77" meta:non-whitespace-character-count="68"/>
  </office:meta>
</office:document-meta>
</file>